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566d9e"/>
    </style:style>
    <style:style style:name="P6" style:family="paragraph" style:parent-style-name="paragraph">
      <style:text-properties officeooo:rsid="00337676" officeooo:paragraph-rsid="005ac0d7"/>
    </style:style>
    <style:style style:name="P7" style:family="paragraph" style:parent-style-name="paragraph">
      <style:text-properties officeooo:rsid="003c42e0" officeooo:paragraph-rsid="003c42e0"/>
    </style:style>
    <style:style style:name="P8" style:family="paragraph" style:parent-style-name="paragraph">
      <style:text-properties officeooo:paragraph-rsid="0067fdfa"/>
    </style:style>
    <style:style style:name="P9" style:family="paragraph" style:parent-style-name="paragraph">
      <style:text-properties officeooo:rsid="0067fdfa"/>
    </style:style>
    <style:style style:name="P10" style:family="paragraph" style:parent-style-name="paragraph">
      <style:text-properties officeooo:rsid="0067fdfa" officeooo:paragraph-rsid="0067fdfa"/>
    </style:style>
    <style:style style:name="P11" style:family="paragraph" style:parent-style-name="paragraph">
      <style:text-properties officeooo:paragraph-rsid="006932f4"/>
    </style:style>
    <style:style style:name="P12" style:family="paragraph" style:parent-style-name="paragraph">
      <style:text-properties officeooo:paragraph-rsid="006a68d4"/>
    </style:style>
    <style:style style:name="P13" style:family="paragraph" style:parent-style-name="paragraph">
      <style:text-properties officeooo:paragraph-rsid="006e60f3"/>
    </style:style>
    <style:style style:name="P14" style:family="paragraph" style:parent-style-name="paragraph">
      <style:text-properties officeooo:paragraph-rsid="00704cb7"/>
    </style:style>
    <style:style style:name="P15" style:family="paragraph" style:parent-style-name="paragraph">
      <style:text-properties officeooo:paragraph-rsid="00707f84"/>
    </style:style>
    <style:style style:name="P16" style:family="paragraph" style:parent-style-name="paragraph">
      <style:text-properties officeooo:paragraph-rsid="0071a4d7"/>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7">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5"><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6"><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9">java -version</text:p>
      <text:p text:style-name="P8"><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9">apt-get install openjdk-6-jre</text:p>
      <text:p text:style-name="P10">zu installieren. Nachdem das Download-Package mit der höchsten Versionsnummer heruntergeladen und entpackt wurde, ist das Shell-Script </text:p>
      <text:p text:style-name="P10">$/workflows/run_setup1.sh</text:p>
      <text:p text:style-name="P10">auszuführen, woraufhin anschließend die einzelnen Tools und Workflows direkt oder über das dazugehörige Shell-Script aufgerufen werden können. </text:p>
      <text:p text:style-name="P8"><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0">apt-get install texlive-latex-base </text:p>
      <text:p text:style-name="P10">apt-get install texlive-latex-memoir </text:p>
      <text:p text:style-name="P10">apt-get install texlive-lang-german</text:p>
      <text:p text:style-name="P10">können die benötigten Pakete eingerichtet werden. </text:p>
      <text:p text:style-name="P10">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aragraph_5f_first"><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 Auch zu sehen in </text:span><text:a xlink:type="simple" xlink:href="http://vimeo.com/117062886"><text:span text:style-name="T8">Workshop csv2all: Beschreibung Ausgangssituation</text:span></text:a><text:span text:style-name="T8">.</text:span></text:p>
      <text:p text:style-name="P11"><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Spalten mit einer XML-Tagnamen-Zuordnung versehen werden.</text:span></text:p>
      <text:p text:style-name="P11"><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oft-page-break/><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1"><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1"><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Ist eine Auswahl erfolgt, wird der absolute Pfad der ausgewählten Datei auf stdout ausgegeben. Abseits der Aufrufe durch andere Tools und Workflows gibt es keinen Verwendungszweck für file_picker1.</text:span></text:p>
      <text:p text:style-name="P13"><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3"><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3"><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4"><text:span text:style-name="keyword"><text:span text:style-name="T12">html2epub1_config_metadata_editor</text:span></text:span><text:span text:style-name="T12"> unter </text:span><text:soft-page-break/><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5"><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6"><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angelegt) festgelegt werden. Es findet eine Validierung der Eingabe-XHTML-Datei statt. </text:span><text:soft-page-break/><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1"><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2"><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2"><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2"><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config_xhtml1-strict.xml nach config.xml kopiert werden muss, damit der Aufruf für XHTML 1.0 </text:span><text:soft-page-break/><text:span text:style-name="T9">Strict erfolgreich </text:span><text:span text:style-name="T10">sein kann</text:span><text:span text:style-name="T9">. </text:span></text:p>
      <text:p text:style-name="P12"><text:span text:style-name="keyword"><text:span text:style-name="T9">html_split1</text:span></text:span><text:span text:style-name="T9"> unter $/html_split/html_split1/ teilt eine XHTML-Eingabedatei in mehrere Ausgabedateien auf, wobei die Aufteilungskriterien in einer Konfigurationsdatei spezifiziert </text:span><text:span text:style-name="T9">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18"><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text:span><text:span text:style-name="T16">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p>
      <text:p text:style-name="P18"><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aus $/odt2html/templates/template1/ in die einzelnen Bestandteile zerlegt, welche dann von </text:span><text:soft-page-break/><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angelegt wird, um dann mit odt2all1_config_edit2 aus $/workflows/gui/odt2all1_config_edit2/ die </text:span><text:span text:style-name="T16">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6">odt2epub2-Workflow</text:span></text:span><text:span text:style-name="T16"> unter $/workflows/ unterscheidet sich von odt2epub1-Workflow nur </text:span><text:soft-page-break/><text:span text:style-name="T16">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ransformiert wird, um html2pdf1-Workflow aufrufen zu können. </text:span></text:p>
      <text:p text:style-name="P18"><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8"><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xsltransformator/xsltransformator1/ darauf an und übermittelt das Ergebnis an eine WordPress-</text:span><text:soft-page-break/><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8"><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text:soft-page-break/>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10M59S</meta:editing-duration>
    <meta:editing-cycles>97</meta:editing-cycles>
    <meta:initial-creator>Stephan Kreutzer</meta:initial-creator>
    <dc:date>2015-02-02T23:40:25</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1" meta:word-count="4903" meta:character-count="42269"/>
  </office:meta>
</office:document-meta>
</file>